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style:font-name="Futura Std Condensed1" fo:font-size="18pt" fo:language="en" fo:country="US" style:text-underline-style="solid" style:text-underline-width="auto" style:text-underline-color="font-color" officeooo:rsid="001714f3" officeooo:paragraph-rsid="001714f3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1714f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24f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14f3" officeooo:paragraph-rsid="0023bb71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176dc6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3bb7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545bc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76dc6" officeooo:paragraph-rsid="0026038f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185842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85842" officeooo:paragraph-rsid="0025bc18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1a417d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038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a417d" officeooo:paragraph-rsid="0026e741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1bb2c2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bb2c2" officeooo:paragraph-rsid="00274036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1c607d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c607d" officeooo:paragraph-rsid="00290a60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d61c2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1f8109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90a60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ac068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d61c2" officeooo:paragraph-rsid="002c25f7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1f8109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1f8109" officeooo:paragraph-rsid="002b647e" style:font-size-asian="12.25pt" style:font-size-complex="14pt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0822a" style:font-size-asian="12.25pt" style:font-size-complex="14pt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b647e" style:font-size-asian="12.25pt" style:font-size-complex="14pt"/>
    </style:style>
    <style:style style:name="P2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0822a" officeooo:paragraph-rsid="002c25f7" style:font-size-asian="12.25pt" style:font-size-complex="14pt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4pt" fo:language="en" fo:country="US" style:text-underline-style="none" officeooo:rsid="00224fc2" officeooo:paragraph-rsid="0020822a" style:font-size-asian="12.25pt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1714f3" officeooo:paragraph-rsid="001714f3" style:font-size-asian="14pt" style:font-size-complex="14pt"/>
    </style:style>
    <style:style style:name="P30" style:family="paragraph" style:parent-style-name="Standard">
      <style:paragraph-properties fo:text-align="center" style:justify-single-word="false"/>
      <style:text-properties fo:color="#c9211e" loext:opacity="100%" style:font-name="Futura Std Condensed" fo:font-size="14pt" fo:language="en" fo:country="US" style:text-underline-style="solid" style:text-underline-width="auto" style:text-underline-color="font-color" officeooo:rsid="002545bc" officeooo:paragraph-rsid="002545bc" style:font-size-asian="14pt" style:font-size-complex="14pt"/>
    </style:style>
    <style:style style:name="T1" style:family="text">
      <style:text-properties officeooo:rsid="001714f3"/>
    </style:style>
    <style:style style:name="T2" style:family="text">
      <style:text-properties officeooo:rsid="00176dc6"/>
    </style:style>
    <style:style style:name="T3" style:family="text">
      <style:text-properties fo:color="#c9211e" loext:opacity="100%"/>
    </style:style>
    <style:style style:name="T4" style:family="text">
      <style:text-properties fo:color="#c9211e" loext:opacity="100%" officeooo:rsid="001714f3"/>
    </style:style>
    <style:style style:name="T5" style:family="text">
      <style:text-properties fo:color="#c9211e" loext:opacity="100%" officeooo:rsid="00185842"/>
    </style:style>
    <style:style style:name="T6" style:family="text">
      <style:text-properties fo:color="#c9211e" loext:opacity="100%" officeooo:rsid="001a417d"/>
    </style:style>
    <style:style style:name="T7" style:family="text">
      <style:text-properties fo:color="#c9211e" loext:opacity="100%" officeooo:rsid="001b992b"/>
    </style:style>
    <style:style style:name="T8" style:family="text">
      <style:text-properties fo:color="#c9211e" loext:opacity="100%" officeooo:rsid="001c607d"/>
    </style:style>
    <style:style style:name="T9" style:family="text">
      <style:text-properties fo:color="#c9211e" loext:opacity="100%" officeooo:rsid="001d61c2"/>
    </style:style>
    <style:style style:name="T10" style:family="text">
      <style:text-properties fo:color="#c9211e" loext:opacity="100%" officeooo:rsid="001dfb35"/>
    </style:style>
    <style:style style:name="T11" style:family="text">
      <style:text-properties fo:color="#c9211e" loext:opacity="100%" officeooo:rsid="001bb2c2"/>
    </style:style>
    <style:style style:name="T12" style:family="text">
      <style:text-properties fo:color="#c9211e" loext:opacity="100%" officeooo:rsid="00224fc2"/>
    </style:style>
    <style:style style:name="T13" style:family="text">
      <style:text-properties fo:color="#c9211e" loext:opacity="100%" officeooo:rsid="0023bb71"/>
    </style:style>
    <style:style style:name="T14" style:family="text">
      <style:text-properties fo:color="#c9211e" loext:opacity="100%" officeooo:rsid="0025bc18"/>
    </style:style>
    <style:style style:name="T15" style:family="text">
      <style:text-properties fo:color="#c9211e" loext:opacity="100%" officeooo:rsid="0026038f"/>
    </style:style>
    <style:style style:name="T16" style:family="text">
      <style:text-properties fo:color="#c9211e" loext:opacity="100%" officeooo:rsid="00274036"/>
    </style:style>
    <style:style style:name="T17" style:family="text">
      <style:text-properties fo:color="#c9211e" loext:opacity="100%" officeooo:rsid="002b647e"/>
    </style:style>
    <style:style style:name="T18" style:family="text">
      <style:text-properties fo:color="#3465a4" loext:opacity="100%"/>
    </style:style>
    <style:style style:name="T19" style:family="text">
      <style:text-properties fo:color="#3465a4" loext:opacity="100%" style:text-underline-style="solid" style:text-underline-width="auto" style:text-underline-color="font-color" officeooo:rsid="001d61c2"/>
    </style:style>
    <style:style style:name="T20" style:family="text">
      <style:text-properties fo:color="#3465a4" loext:opacity="100%" style:text-underline-style="solid" style:text-underline-width="auto" style:text-underline-color="font-color" officeooo:rsid="001b992b"/>
    </style:style>
    <style:style style:name="T21" style:family="text">
      <style:text-properties fo:color="#3465a4" loext:opacity="100%" style:text-underline-style="solid" style:text-underline-width="auto" style:text-underline-color="font-color" officeooo:rsid="00224fc2"/>
    </style:style>
    <style:style style:name="T22" style:family="text">
      <style:text-properties fo:color="#3465a4" loext:opacity="100%" style:text-underline-style="solid" style:text-underline-width="auto" style:text-underline-color="font-color" officeooo:rsid="0025bc18"/>
    </style:style>
    <style:style style:name="T23" style:family="text">
      <style:text-properties fo:color="#3465a4" loext:opacity="100%" officeooo:rsid="00224fc2"/>
    </style:style>
    <style:style style:name="T24" style:family="text">
      <style:text-properties fo:color="#3465a4" loext:opacity="100%" officeooo:rsid="0023bb71"/>
    </style:style>
    <style:style style:name="T25" style:family="text">
      <style:text-properties fo:color="#3465a4" loext:opacity="100%" officeooo:rsid="002545bc"/>
    </style:style>
    <style:style style:name="T26" style:family="text">
      <style:text-properties fo:color="#3465a4" loext:opacity="100%" officeooo:rsid="0025bc18"/>
    </style:style>
    <style:style style:name="T27" style:family="text">
      <style:text-properties fo:color="#3465a4" loext:opacity="100%" officeooo:rsid="0025dcb4"/>
    </style:style>
    <style:style style:name="T28" style:family="text">
      <style:text-properties fo:color="#3465a4" loext:opacity="100%" officeooo:rsid="0026038f"/>
    </style:style>
    <style:style style:name="T29" style:family="text">
      <style:text-properties fo:color="#3465a4" loext:opacity="100%" officeooo:rsid="00274036"/>
    </style:style>
    <style:style style:name="T30" style:family="text">
      <style:text-properties fo:color="#3465a4" loext:opacity="100%" officeooo:rsid="002ac068"/>
    </style:style>
    <style:style style:name="T31" style:family="text">
      <style:text-properties fo:color="#3465a4" loext:opacity="100%" officeooo:rsid="001a417d"/>
    </style:style>
    <style:style style:name="T32" style:family="text">
      <style:text-properties officeooo:rsid="00185842"/>
    </style:style>
    <style:style style:name="T33" style:family="text">
      <style:text-properties style:text-position="super 58%"/>
    </style:style>
    <style:style style:name="T34" style:family="text">
      <style:text-properties style:text-position="super 58%" officeooo:rsid="00185842"/>
    </style:style>
    <style:style style:name="T35" style:family="text">
      <style:text-properties officeooo:rsid="001a417d"/>
    </style:style>
    <style:style style:name="T36" style:family="text">
      <style:text-properties officeooo:rsid="001b992b"/>
    </style:style>
    <style:style style:name="T37" style:family="text">
      <style:text-properties officeooo:rsid="001bb2c2"/>
    </style:style>
    <style:style style:name="T38" style:family="text">
      <style:text-properties officeooo:rsid="001c607d"/>
    </style:style>
    <style:style style:name="T39" style:family="text">
      <style:text-properties officeooo:rsid="001d61c2"/>
    </style:style>
    <style:style style:name="T40" style:family="text">
      <style:text-properties officeooo:rsid="001dfb35"/>
    </style:style>
    <style:style style:name="T41" style:family="text">
      <style:text-properties officeooo:rsid="00224fc2"/>
    </style:style>
    <style:style style:name="T42" style:family="text">
      <style:text-properties officeooo:rsid="0023bb71"/>
    </style:style>
    <style:style style:name="T43" style:family="text">
      <style:text-properties officeooo:rsid="0025bc18"/>
    </style:style>
    <style:style style:name="T44" style:family="text">
      <style:text-properties officeooo:rsid="0025dcb4"/>
    </style:style>
    <style:style style:name="T45" style:family="text">
      <style:text-properties officeooo:rsid="0026038f"/>
    </style:style>
    <style:style style:name="T46" style:family="text">
      <style:text-properties fo:color="#00a933" loext:opacity="100%" officeooo:rsid="0026038f"/>
    </style:style>
    <style:style style:name="T47" style:family="text">
      <style:text-properties fo:color="#00a933" loext:opacity="100%" officeooo:rsid="0026e741"/>
    </style:style>
    <style:style style:name="T48" style:family="text">
      <style:text-properties officeooo:rsid="00274036"/>
    </style:style>
    <style:style style:name="T49" style:family="text">
      <style:text-properties officeooo:rsid="002ac068"/>
    </style:style>
    <style:style style:name="T50" style:family="text">
      <style:text-properties officeooo:rsid="002b64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ader Sets</text:p>
      <text:p text:style-name="P1"/>
      <text:p text:style-name="P29">(1st on top then next one under it, etc…)</text:p>
      <text:p text:style-name="P30">(what’s not animated should stay as is in the shader)</text:p>
      <text:p text:style-name="P30"/>
      <text:p text:style-name="P30"/>
      <text:p text:style-name="P30"/>
      <text:p text:style-name="P1"/>
      <text:p text:style-name="P2"><text:span text:style-name="T32">1</text:span><text:span text:style-name="T34">st</text:span><text:span text:style-name="T32"> </text:span>set:</text:p>
      <text:p text:style-name="P4"><text:tab/>1 – AccurateCRT <text:span text:style-name="T38">(</text:span><text:span text:style-name="T13">Mask Type </text:span><text:span text:style-name="T23">FR (</text:span><text:span text:style-name="T21">full range</text:span><text:span text:style-name="T23"> of values already predefined in the shader)</text:span><text:span text:style-name="T42">, </text:span><text:span text:style-name="T8">Hard Bloom Scan </text:span><text:span text:style-name="T23">FR</text:span><text:span text:style-name="T38">, </text:span><text:span text:style-name="T12">Hard Bloom Pix</text:span><text:span text:style-name="T8"> </text:span><text:span text:style-name="T23">FR</text:span><text:span text:style-name="T41">, </text:span><text:span text:style-name="T8">Blood Amount </text:span><text:span text:style-name="T23">FR</text:span><text:span text:style-name="T38">, </text:span><text:span text:style-name="T8">Mask Dark</text:span><text:span text:style-name="T38"> </text:span><text:span text:style-name="T23">FR </text:span><text:span text:style-name="T38">and </text:span><text:span text:style-name="T8">Mask Light</text:span><text:span text:style-name="T38"> </text:span><text:span text:style-name="T23">FR </text:span><text:span text:style-name="T38">can be animated)</text:span></text:p>
      <text:p text:style-name="P3"><text:tab/>2 – Glitch (<text:span text:style-name="T3">all params</text:span> <text:span text:style-name="T23">FR </text:span>can be animated)</text:p>
      <text:p text:style-name="P2"/>
      <text:p text:style-name="P5"><text:span text:style-name="T32">2</text:span><text:span text:style-name="T34">nd</text:span><text:span text:style-name="T32"> </text:span>set:</text:p>
      <text:p text:style-name="P6"><text:tab/>1 – Grain (<text:span text:style-name="T3">Grain Amount</text:span> <text:span text:style-name="T23">FR </text:span>and <text:span text:style-name="T3">Lum Amount</text:span> <text:span text:style-name="T24">up to 1,8</text:span><text:span text:style-name="T42"> </text:span>can be animated)</text:p>
      <text:p text:style-name="P7"><text:tab/>2 – VHS <text:span text:style-name="T1">(all</text:span><text:span text:style-name="T4"> params</text:span><text:span text:style-name="T1"> </text:span><text:span text:style-name="T23">FR </text:span><text:span text:style-name="T1">can be animated)</text:span></text:p>
      <text:p text:style-name="P8"><text:tab/><text:span text:style-name="T32">3 – Glitch_Effect_B (</text:span><text:span text:style-name="T5">all params</text:span><text:span text:style-name="T25"> </text:span><text:span text:style-name="T23">FR</text:span><text:span text:style-name="T25"> </text:span><text:span text:style-name="T26">(except </text:span><text:span text:style-name="T22">Shake Block Size</text:span><text:span text:style-name="T26"> up to 75 and </text:span><text:span text:style-name="T22">Shake Color Rate</text:span><text:span text:style-name="T26"> up to 0,02) </text:span><text:span text:style-name="T32">can be animated)</text:span></text:p>
      <text:p text:style-name="P5"/>
      <text:p text:style-name="P9">3<text:span text:style-name="T33">rd</text:span> set:</text:p>
      <text:p text:style-name="P10"><text:tab/><text:span text:style-name="T35">1 – Simple_Glitch (</text:span><text:span text:style-name="T7">Noise quality </text:span><text:span text:style-name="T26">0,001 up to 250 (0 is funny but not really usable)</text:span><text:span text:style-name="T36">, </text:span><text:span text:style-name="T7">Noise Intensity</text:span><text:span text:style-name="T36"> </text:span><text:span text:style-name="T23">FR </text:span><text:span text:style-name="T36">and </text:span><text:span text:style-name="T7">Color Offset </text:span><text:span text:style-name="T14">Intensity</text:span><text:span text:style-name="T43"> </text:span><text:span text:style-name="T23">FR </text:span><text:span text:style-name="T35">can be animated)</text:span></text:p>
      <text:p text:style-name="P13"><text:tab/>2 – Glitch_Effect_A (<text:span text:style-name="T3">Roll Speed </text:span><text:span text:style-name="T27">FR</text:span>, <text:span text:style-name="T3">Roll size </text:span><text:span text:style-name="T27">the bigger the Roll Speed the smaller the Roll Size</text:span>, <text:span text:style-name="T3">Roll Variation </text:span><text:span text:style-name="T23">FR</text:span>, <text:span text:style-name="T44">Distort Intensity </text:span><text:span text:style-name="T23">FR</text:span><text:span text:style-name="T41">,</text:span><text:span text:style-name="T23"> </text:span><text:span text:style-name="T3">Static Noise Intensity </text:span><text:span text:style-name="T27">0,05 up to FR</text:span>, <text:span text:style-name="T3">Aberration</text:span><text:span text:style-name="T18"> -</text:span><text:span text:style-name="T27">0</text:span><text:span text:style-name="T18">,</text:span><text:span text:style-name="T27">2 up to 0,2 </text:span><text:span text:style-name="T46">(starting value: 0)</text:span>, <text:span text:style-name="T3">Brightness </text:span><text:span text:style-name="T18">-</text:span><text:span text:style-name="T27">0,1 up to FR </text:span><text:span text:style-name="T46">(starting value: </text:span><text:span text:style-name="T47">1</text:span><text:span text:style-name="T46">)</text:span>, <text:span text:style-name="T3">Saturation </text:span><text:span text:style-name="T23">FR </text:span><text:span text:style-name="T46">(starting value: 0)</text:span>, <text:span text:style-name="T3">Contrast</text:span> <text:span text:style-name="T27">0,1 up to FR </text:span><text:span text:style-name="T46">(starting value: </text:span><text:span text:style-name="T47">1</text:span><text:span text:style-name="T46">)</text:span><text:span text:style-name="T44">,</text:span> <text:span text:style-name="T3">Vignette Intensity</text:span> <text:span text:style-name="T23">FR </text:span><text:span text:style-name="T45">and </text:span><text:span text:style-name="T15">Vignette Opacity</text:span><text:span text:style-name="T45"> </text:span><text:span text:style-name="T28">up to 0,25</text:span><text:span text:style-name="T45"> </text:span>can be animated)</text:p>
      <text:p text:style-name="P12"><text:tab/><text:span text:style-name="T36">3 – NTSC (</text:span><text:span text:style-name="T7">all params</text:span><text:span text:style-name="T36"> </text:span><text:span text:style-name="T23">FR </text:span><text:span text:style-name="T36">can be animated </text:span><text:span text:style-name="T20">except Grain Tex</text:span><text:span text:style-name="T36">)</text:span></text:p>
      <text:p text:style-name="P11"/>
      <text:p text:style-name="P14">4<text:span text:style-name="T33">th</text:span> set:</text:p>
      <text:p text:style-name="P15"><text:tab/>1 – VHSPause (<text:span text:style-name="T3">Shake Amount X</text:span> <text:span text:style-name="T27">FR </text:span>and <text:span text:style-name="T3">Shake Amount Y</text:span> <text:span text:style-name="T27">FR </text:span>can be animated)</text:p>
      <text:p text:style-name="P15"><text:tab/><text:span text:style-name="T38">2 – CRT2 (</text:span><text:span text:style-name="T16">Mask Type </text:span><text:span text:style-name="T27">FR</text:span><text:span text:style-name="T48">, </text:span><text:span text:style-name="T8">Hard Scan </text:span><text:span text:style-name="T27">FR</text:span><text:span text:style-name="T38">, </text:span><text:span text:style-name="T16">Hard Pix</text:span><text:span text:style-name="T48"> </text:span><text:span text:style-name="T27">FR</text:span><text:span text:style-name="T44">,</text:span><text:span text:style-name="T27"> </text:span><text:span text:style-name="T16">Bloom Amount</text:span><text:span text:style-name="T29"> </text:span><text:span text:style-name="T27">FR</text:span><text:span text:style-name="T44">,</text:span><text:span text:style-name="T27"> </text:span><text:span text:style-name="T8">Mask Dark</text:span><text:span text:style-name="T38"> </text:span><text:span text:style-name="T29">0,25 up to FR</text:span><text:span text:style-name="T27"> </text:span><text:span text:style-name="T38">and </text:span><text:span text:style-name="T8">Mask Light</text:span><text:span text:style-name="T38"> </text:span><text:span text:style-name="T27">FR </text:span><text:span text:style-name="T38">can be animated)</text:span></text:p>
      <text:p text:style-name="P14"/>
      <text:p text:style-name="P16">5<text:span text:style-name="T33">th</text:span> set:</text:p>
      <text:p text:style-name="P17"><text:tab/>1 – NTSCBasic (<text:span text:style-name="T3">bleeding</text:span> <text:span text:style-name="T27">FR </text:span>and <text:span text:style-name="T3">Fringing</text:span> <text:span text:style-name="T27">FR </text:span>can be animated)</text:p>
      <text:p text:style-name="P17"><text:tab/><text:span text:style-name="T39">2 – Grain (</text:span><text:span text:style-name="T9">Grain Amount</text:span><text:span text:style-name="T39"> </text:span><text:span text:style-name="T27">FR </text:span><text:span text:style-name="T39">and </text:span><text:span text:style-name="T9">Lum Amount</text:span><text:span text:style-name="T39"> </text:span><text:span text:style-name="T27">FR </text:span><text:span text:style-name="T39">can be animated)</text:span></text:p>
      <text:p text:style-name="P17"><text:tab/><text:span text:style-name="T39">3 – TV (</text:span><text:span text:style-name="T17">a</text:span><text:span text:style-name="T9">ll params</text:span><text:span text:style-name="T39"> </text:span><text:span text:style-name="T27">FR </text:span><text:span text:style-name="T39">can be animated </text:span><text:span text:style-name="T19">except Scanlines Opt</text:span><text:span text:style-name="T39">)</text:span></text:p>
      <text:p text:style-name="P16"/>
      <text:p text:style-name="P18">6<text:span text:style-name="T33">th</text:span> set:</text:p>
      <text:p text:style-name="P20"><text:tab/><text:span text:style-name="T40">1 – NTSC (</text:span><text:span text:style-name="T7">all params</text:span><text:span text:style-name="T36"> </text:span><text:span text:style-name="T27">FR </text:span><text:span text:style-name="T36">can be animated </text:span><text:span text:style-name="T20">except Grain Tex</text:span><text:span text:style-name="T36">)</text:span></text:p>
      <text:p text:style-name="P20"><text:tab/><text:span text:style-name="T40">2 – Sharpness (</text:span><text:span text:style-name="T27">FR </text:span><text:span text:style-name="T40">can be animated)</text:span></text:p>
      <text:p text:style-name="P21"><text:tab/><text:span text:style-name="T40">3 – Dithering (</text:span><text:span text:style-name="T10">Color Factor</text:span><text:span text:style-name="T40"> </text:span><text:span text:style-name="T30">1 up to FR</text:span><text:span text:style-name="T49"> </text:span><text:span text:style-name="T40">and </text:span><text:span text:style-name="T10">Dithering Strength</text:span><text:span text:style-name="T40"> </text:span><text:span text:style-name="T27">FR </text:span><text:span text:style-name="T40">can be animated)</text:span></text:p>
      <text:p text:style-name="P18"><text:soft-page-break/></text:p>
      <text:p text:style-name="P23">7<text:span text:style-name="T33">th</text:span> set:</text:p>
      <text:p text:style-name="P24"><text:tab/><text:span text:style-name="T50">1</text:span><text:span text:style-name="T39"> – TV (</text:span><text:span text:style-name="T17">a</text:span><text:span text:style-name="T9">ll params</text:span><text:span text:style-name="T39"> </text:span><text:span text:style-name="T27">FR </text:span><text:span text:style-name="T39">can be animated </text:span><text:span text:style-name="T19">except Scanlines Opt</text:span><text:span text:style-name="T39">)</text:span></text:p>
      <text:p text:style-name="P24"><text:tab/><text:span text:style-name="T50">2</text:span><text:span text:style-name="T40"> – Sharpness (</text:span><text:span text:style-name="T27">FR </text:span><text:span text:style-name="T40">can be animated)</text:span></text:p>
      <text:p text:style-name="P24"><text:tab/><text:span text:style-name="T50">3</text:span> – Blur (<text:span text:style-name="T27">FR </text:span>can be animated)</text:p>
      <text:p text:style-name="P23"/>
      <text:p text:style-name="P23">8<text:span text:style-name="T33">th</text:span> set:</text:p>
      <text:p text:style-name="P24"><text:tab/>1 <text:span text:style-name="T2">– VHS </text:span><text:span text:style-name="T1">(</text:span><text:span text:style-name="T4">all params</text:span><text:span text:style-name="T1"> </text:span><text:span text:style-name="T27">FR </text:span><text:span text:style-name="T1">can be animated)</text:span></text:p>
      <text:p text:style-name="P22"><text:span text:style-name="T40"><text:tab/></text:span><text:span text:style-name="T50">2</text:span><text:span text:style-name="T40"> – Dithering (</text:span><text:span text:style-name="T10">Color Factor</text:span><text:span text:style-name="T40"> </text:span><text:span text:style-name="T27">FR </text:span><text:span text:style-name="T40">and </text:span><text:span text:style-name="T10">Dithering Strength</text:span><text:span text:style-name="T40"> </text:span><text:span text:style-name="T27">FR </text:span><text:span text:style-name="T40">can be animated)</text:span></text:p>
      <text:p text:style-name="P24"><text:tab/><text:span text:style-name="T50">3 </text:span><text:span text:style-name="T39">– Grain (</text:span><text:span text:style-name="T9">Grain Amount</text:span><text:span text:style-name="T39"> </text:span><text:span text:style-name="T27">FR </text:span><text:span text:style-name="T39">and </text:span><text:span text:style-name="T9">Lum Amount</text:span><text:span text:style-name="T39"> </text:span><text:span text:style-name="T27">FR </text:span><text:span text:style-name="T39">can be animated)</text:span></text:p>
      <text:p text:style-name="P19"/>
      <text:p text:style-name="P19"/>
      <text:p text:style-name="P25">9<text:span text:style-name="T33">th</text:span> set:</text:p>
      <text:p text:style-name="P27"><text:tab/><text:span text:style-name="T37">1 – VHSPause (</text:span><text:span text:style-name="T11">Shake Amount X</text:span><text:span text:style-name="T37"> </text:span><text:span text:style-name="T27">FR </text:span><text:span text:style-name="T37">and </text:span><text:span text:style-name="T11">Shake Amount Y</text:span><text:span text:style-name="T37"> </text:span><text:span text:style-name="T27">FR </text:span><text:span text:style-name="T37">can be animated)</text:span></text:p>
      <text:p text:style-name="P27"><text:tab/><text:span text:style-name="T32">3 – Glitch_Effect_B (</text:span><text:span text:style-name="T5">all params</text:span><text:span text:style-name="T32"> </text:span><text:span text:style-name="T27">FR </text:span><text:span text:style-name="T26">(except </text:span><text:span text:style-name="T22">Shake Block Size</text:span><text:span text:style-name="T26"> up to 75 and </text:span><text:span text:style-name="T22">Shake Color Rate</text:span><text:span text:style-name="T26"> up to 0,02) </text:span><text:span text:style-name="T32">can be animated)</text:span></text:p>
      <text:p text:style-name="P25"/>
      <text:p text:style-name="P25">10<text:span text:style-name="T33">th</text:span> set:</text:p>
      <text:p text:style-name="P27"><text:tab/>1<text:span text:style-name="T35"> – Glitch_Effect_A (</text:span><text:span text:style-name="T6">Roll Speed </text:span><text:span text:style-name="T27">FR</text:span><text:span text:style-name="T35">, </text:span><text:span text:style-name="T6">Roll size </text:span><text:span text:style-name="T27">the bigger the Roll Speed the smaller the Roll Size</text:span><text:span text:style-name="T35">, </text:span><text:span text:style-name="T6">Roll Variation </text:span><text:span text:style-name="T23">FR</text:span><text:span text:style-name="T35">, </text:span><text:span text:style-name="T44">Distort Intensity </text:span><text:span text:style-name="T23">FR</text:span><text:span text:style-name="T41">,</text:span><text:span text:style-name="T23"> </text:span><text:span text:style-name="T6">Static Noise Intensity </text:span><text:span text:style-name="T27">0,05 up to FR</text:span><text:span text:style-name="T35">, </text:span><text:span text:style-name="T6">Aberration</text:span><text:span text:style-name="T31"> -</text:span><text:span text:style-name="T27">0</text:span><text:span text:style-name="T31">,</text:span><text:span text:style-name="T27">2 up to 0,2 </text:span><text:span text:style-name="T46">(starting value: 0)</text:span><text:span text:style-name="T35">, </text:span><text:span text:style-name="T6">Brightness </text:span><text:span text:style-name="T31">-</text:span><text:span text:style-name="T27">0,1 up to FR </text:span><text:span text:style-name="T46">(starting value: </text:span><text:span text:style-name="T47">1</text:span><text:span text:style-name="T46">)</text:span><text:span text:style-name="T35">, </text:span><text:span text:style-name="T6">Saturation </text:span><text:span text:style-name="T23">FR </text:span><text:span text:style-name="T46">(starting value: 0)</text:span><text:span text:style-name="T35">, </text:span><text:span text:style-name="T6">Contrast</text:span><text:span text:style-name="T35"> </text:span><text:span text:style-name="T27">0,1 up to FR </text:span><text:span text:style-name="T46">(starting value: </text:span><text:span text:style-name="T47">1</text:span><text:span text:style-name="T46">)</text:span><text:span text:style-name="T44">,</text:span><text:span text:style-name="T35"> </text:span><text:span text:style-name="T6">Vignette Intensity</text:span><text:span text:style-name="T35"> </text:span><text:span text:style-name="T23">FR </text:span><text:span text:style-name="T45">and </text:span><text:span text:style-name="T15">Vignette Opacity</text:span><text:span text:style-name="T45"> </text:span><text:span text:style-name="T28">up to 0,25</text:span><text:span text:style-name="T45"> </text:span><text:span text:style-name="T35">can be animated)</text:span></text:p>
      <text:p text:style-name="P27"><text:tab/>2<text:span text:style-name="T32"> – Glitch_Effect_B (</text:span><text:span text:style-name="T5">all params</text:span><text:span text:style-name="T32"> </text:span><text:span text:style-name="T27">FR </text:span><text:span text:style-name="T26">(except </text:span><text:span text:style-name="T22">Shake Block Size</text:span><text:span text:style-name="T26"> up to 75 and </text:span><text:span text:style-name="T22">Shake Color Rate</text:span><text:span text:style-name="T26"> up to 0,02) </text:span><text:span text:style-name="T32">can be animated)</text:span></text:p>
      <text:p text:style-name="P27"><text:tab/>3<text:span text:style-name="T50"> </text:span><text:span text:style-name="T39">– Grain (</text:span><text:span text:style-name="T9">Grain Amount</text:span><text:span text:style-name="T39"> </text:span><text:span text:style-name="T27">FR </text:span><text:span text:style-name="T39">and </text:span><text:span text:style-name="T9">Lum Amount</text:span><text:span text:style-name="T39"> </text:span><text:span text:style-name="T27">FR </text:span><text:span text:style-name="T39">can be animated)</text:span></text:p>
      <text:p text:style-name="P27"><text:tab/>4<text:span text:style-name="T40"> – NTSC (</text:span><text:span text:style-name="T7">all params</text:span><text:span text:style-name="T36"> </text:span><text:span text:style-name="T27">FR </text:span><text:span text:style-name="T36">can be animated </text:span><text:span text:style-name="T20">except Grain Tex</text:span><text:span text:style-name="T36">)</text:span></text:p>
      <text:p text:style-name="P26"><text:tab/>5<text:span text:style-name="T39"> – TV (</text:span><text:span text:style-name="T7">all params</text:span><text:span text:style-name="T39"> can be animated </text:span><text:span text:style-name="T19">except Scanlines Opt</text:span><text:span text:style-name="T39">)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8T12:18:48.508000000</meta:creation-date>
    <dc:date>2023-03-11T11:48:55.278000000</dc:date>
    <meta:editing-duration>PT53M37S</meta:editing-duration>
    <meta:editing-cycles>7</meta:editing-cycles>
    <meta:generator>LibreOffice/7.5.0.3$Windows_X86_64 LibreOffice_project/c21113d003cd3efa8c53188764377a8272d9d6de</meta:generator>
    <meta:document-statistic meta:table-count="0" meta:image-count="0" meta:object-count="0" meta:page-count="3" meta:paragraph-count="42" meta:word-count="559" meta:character-count="3039" meta:non-whitespace-character-count="2464"/>
  </office:meta>
</office:document-meta>
</file>